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text-properties style:font-name="Ubuntu" fo:font-size="16pt" style:text-underline-style="solid" style:text-underline-width="auto" style:text-underline-color="font-color" fo:font-weight="bold" officeooo:rsid="001560dc" officeooo:paragraph-rsid="001560d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1560dc" officeooo:paragraph-rsid="001560dc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20pt" fo:font-weight="bold" officeooo:rsid="001560dc" officeooo:paragraph-rsid="001560dc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T1" style:family="text">
      <style:text-properties officeooo:rsid="0017a3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1">Abhiram S sajeev</text:span></text:p>
      <text:p text:style-name="P2">Roll No: 38</text:p>
      <text:p text:style-name="P2">Date: 29/9/2023</text:p>
      <text:p text:style-name="P2">EXPERIMENT – 1</text:p>
      <text:p text:style-name="P1"/>
      <text:p text:style-name="P5">CLIENT-SERVER COMMUNICATION USING TCP</text:p>
      <text:p text:style-name="P4"/>
      <text:p text:style-name="P6">PROGRAM:</text:p>
      <text:p text:style-name="P1"/>
      <text:p text:style-name="P3">CLIENT</text:p>
      <text:p text:style-name="P1"/>
      <text:p text:style-name="P1">import socket</text:p>
      <text:p text:style-name="P1"/>
      <text:p text:style-name="P1">def start_client():</text:p>
      <text:p text:style-name="P1"><text:s text:c="4"/></text:p>
      <text:p text:style-name="P1"><text:s text:c="4"/>client_socket = socket.socket(socket.AF_INET, socket.SOCK_STREAM)</text:p>
      <text:p text:style-name="P1"/>
      <text:p text:style-name="P1"><text:s text:c="4"/></text:p>
      <text:p text:style-name="P1"><text:s text:c="4"/>server_address = ('localhost', 12345)</text:p>
      <text:p text:style-name="P1"/>
      <text:p text:style-name="P1"><text:s text:c="4"/>try:</text:p>
      <text:p text:style-name="P1"><text:s text:c="8"/></text:p>
      <text:p text:style-name="P1"><text:s text:c="8"/>client_socket.connect(server_address)</text:p>
      <text:p text:style-name="P1"/>
      <text:p text:style-name="P1"><text:s text:c="8"/></text:p>
      <text:p text:style-name="P1"><text:s text:c="8"/>message = "Hello, server!"</text:p>
      <text:p text:style-name="P1"><text:s text:c="8"/>client_socket.sendall(message.encode())</text:p>
      <text:p text:style-name="P1"/>
      <text:p text:style-name="P1"><text:s text:c="8"/></text:p>
      <text:p text:style-name="P1"><text:s text:c="8"/>data = client_socket.recv(1024)</text:p>
      <text:p text:style-name="P1"><text:s text:c="8"/>print(f"Sent: {data.decode()}")</text:p>
      <text:p text:style-name="P1"/>
      <text:p text:style-name="P1"><text:s text:c="4"/>finally:</text:p>
      <text:p text:style-name="P1"><text:s text:c="8"/></text:p>
      <text:p text:style-name="P1"><text:s text:c="8"/>client_socket.close()</text:p>
      <text:p text:style-name="P1"/>
      <text:p text:style-name="P1">if __name__ == '__main__':</text:p>
      <text:p text:style-name="P1"><text:s text:c="4"/>start_client()</text:p>
      <text:p text:style-name="P1"/>
      <text:p text:style-name="P1"/>
      <text:p text:style-name="P1"/>
      <text:p text:style-name="P1"/>
      <text:p text:style-name="P1"/>
      <text:p text:style-name="P3"><text:soft-page-break/>SERVER</text:p>
      <text:p text:style-name="P1"/>
      <text:p text:style-name="P1">import socket</text:p>
      <text:p text:style-name="P1"/>
      <text:p text:style-name="P1">def start_server():</text:p>
      <text:p text:style-name="P1"><text:s text:c="4"/></text:p>
      <text:p text:style-name="P1"><text:s text:c="4"/>server_socket = socket.socket(socket.AF_INET, socket.SOCK_STREAM)</text:p>
      <text:p text:style-name="P1"/>
      <text:p text:style-name="P1"><text:s text:c="4"/></text:p>
      <text:p text:style-name="P1"><text:s text:c="4"/>server_address = ('localhost', 12345)</text:p>
      <text:p text:style-name="P1"/>
      <text:p text:style-name="P1"><text:s text:c="4"/></text:p>
      <text:p text:style-name="P1"><text:s text:c="4"/>server_socket.bind(server_address)</text:p>
      <text:p text:style-name="P1"/>
      <text:p text:style-name="P1"><text:s text:c="4"/></text:p>
      <text:p text:style-name="P1"><text:s text:c="4"/>server_socket.listen(1)</text:p>
      <text:p text:style-name="P1"/>
      <text:p text:style-name="P1"><text:s text:c="4"/>print(f"Server is listening on {server_address[0]}:{server_address[1]}...")</text:p>
      <text:p text:style-name="P1"/>
      <text:p text:style-name="P1"><text:s text:c="4"/>while True:</text:p>
      <text:p text:style-name="P1"><text:s text:c="8"/></text:p>
      <text:p text:style-name="P1"><text:s text:c="8"/>print("Waiting for a connection...")</text:p>
      <text:p text:style-name="P1"><text:s text:c="8"/>client_socket, client_address = server_socket.accept()</text:p>
      <text:p text:style-name="P1"/>
      <text:p text:style-name="P1"><text:s text:c="8"/>try:</text:p>
      <text:p text:style-name="P1"><text:s text:c="12"/>print(f"Connection established with {client_address}")</text:p>
      <text:p text:style-name="P1"/>
      <text:p text:style-name="P1"><text:s text:c="12"/></text:p>
      <text:p text:style-name="P1"><text:s text:c="12"/>data = client_socket.recv(1024)</text:p>
      <text:p text:style-name="P1"><text:s text:c="12"/>if data:</text:p>
      <text:p text:style-name="P1"><text:s text:c="16"/>print(f"Received: {data.decode()}")</text:p>
      <text:p text:style-name="P1"><text:s text:c="16"/>client_socket.sendall(data)</text:p>
      <text:p text:style-name="P1"><text:s text:c="12"/>else:</text:p>
      <text:p text:style-name="P1"><text:s text:c="16"/>print("No data received from client.")</text:p>
      <text:p text:style-name="P1"/>
      <text:p text:style-name="P1"><text:s text:c="8"/>finally:</text:p>
      <text:p text:style-name="P1"><text:s text:c="12"/></text:p>
      <text:p text:style-name="P1"><text:s text:c="12"/>client_socket.close()</text:p>
      <text:p text:style-name="P1"/>
      <text:p text:style-name="P1">if __name__ == '__main__':</text:p>
      <text:p text:style-name="P1"><text:s text:c="4"/>start_server()</text:p>
      <text:p text:style-name="P1"/>
      <text:p text:style-name="P1"/>
      <text:p text:style-name="P1"/>
      <text:p text:style-name="P1"/>
      <text:p text:style-name="P6"><text:soft-page-break/>OUTPUT:</text:p>
      <text:p text:style-name="P1"/>
      <text:p text:style-name="P1"/>
      <text:p text:style-name="P3">CLIENT</text:p>
      <text:p text:style-name="P1"/>
      <text:p text:style-name="P1">oem@DALAB11:~/<text:span text:style-name="T1">abhiram</text:span>/EXP 1$ python3 client.py</text:p>
      <text:p text:style-name="P1">Sent: Hello, server!</text:p>
      <text:p text:style-name="P1"/>
      <text:p text:style-name="P1"/>
      <text:p text:style-name="P3">SERVER</text:p>
      <text:p text:style-name="P1"/>
      <text:p text:style-name="P1">oem@DALAB11:~/<text:span text:style-name="T1">abhiram</text:span>/EXP 1$ python3 server.py</text:p>
      <text:p text:style-name="P1">Server is listening on localhost:12345...</text:p>
      <text:p text:style-name="P1">Waiting for a connection...</text:p>
      <text:p text:style-name="P1">Connection established with ('127.0.0.1', 42038)</text:p>
      <text:p text:style-name="P1">Received: Hello, server!</text:p>
      <text:p text:style-name="P1">Waiting for a connection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7T12:07:19.426094994</dc:date>
    <meta:editing-duration>PT11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68" meta:word-count="139" meta:character-count="1750" meta:non-whitespace-character-count="1341"/>
  </office:meta>
</office:document-meta>
</file>